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text-properties officeooo:paragraph-rsid="0014e01b"/>
    </style:style>
    <style:style style:name="P4" style:family="paragraph" style:parent-style-name="List_20_Paragraph" style:list-style-name="WWNum1">
      <style:text-properties officeooo:paragraph-rsid="00164db1"/>
    </style:style>
    <style:style style:name="P5" style:family="paragraph" style:parent-style-name="List_20_Paragraph" style:list-style-name="WWNum2"/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officeooo:rsid="0014e01b" officeooo:paragraph-rsid="0014e01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language="fr" fo:country="CA"/>
    </style:style>
    <style:style style:name="T4" style:family="text">
      <style:text-properties fo:language="fr" fo:country="CA" officeooo:rsid="0014e01b"/>
    </style:style>
    <style:style style:name="T5" style:family="text">
      <style:text-properties fo:language="fr" fo:country="CA" officeooo:rsid="00164db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974705" loext:opacity="100%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d0d0d" loext:opacity="100%" style:font-name="Calibri" fo:font-size="11.5pt" style:font-size-asian="11.5pt" style:font-name-complex="Calibri1" style:font-size-complex="11.5pt"/>
    </style:style>
    <style:style style:name="T10" style:family="text">
      <style:text-properties officeooo:rsid="0014e01b"/>
    </style:style>
    <style:style style:name="T11" style:family="text">
      <style:text-properties officeooo:rsid="00164d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1"><text:span text:style-name="T1">A deeper look into my skill depth</text:span></text:p>
      <text:p text:style-name="Standard" loext:marker-style-name="T2"><text:span text:style-name="T2">Azure</text:span></text:p>
      <text:list text:style-name="WWNum1">
        <text:list-item>
          <text:p text:style-name="P2">Deployments and Migrations of Dynamics 365 – Finance &amp; Operations </text:p>
        </text:list-item>
        <text:list-item>
          <text:p text:style-name="P2">Power Platform integration using Lifecycle Services (admin console)</text:p>
        </text:list-item>
        <text:list-item>
          <text:p text:style-name="P2">Backup and restoration of ERP data and module configurations</text:p>
        </text:list-item>
        <text:list-item>
          <text:p text:style-name="P2">Security of prod/<text:span text:style-name="T10">dev </text:span>environments through <text:span text:style-name="T10">policies</text:span> and field level configurations</text:p>
        </text:list-item>
        <text:list-item>
          <text:p text:style-name="P2">Data Management – Dataverse structure, Data Warehouses</text:p>
          <text:list>
            <text:list-item>
              <text:p text:style-name="P2">API and OData /Rest Endpoint integrations used as triggers in DevOps</text:p>
            </text:list-item>
            <text:list-item>
              <text:p text:style-name="P2">Professional technical documentation <text:span text:style-name="T11">for Technical Leads</text:span></text:p>
            </text:list-item>
            <text:list-item>
              <text:p text:style-name="P3"><text:span text:style-name="T11">D</text:span><text:span text:style-name="T10">evelopment environment </text:span><text:span text:style-name="T11">management - cloud</text:span></text:p>
            </text:list-item>
            <text:list-item>
              <text:p text:style-name="P3"><text:span text:style-name="T10">S</text:span>ecurity <text:span text:style-name="T10">configuration determinations</text:span></text:p>
            </text:list-item>
            <text:list-item>
              <text:p text:style-name="P2">SQL Performance reports - bottlenecks, missing indexes, deadlocks</text:p>
            </text:list-item>
            <text:list-item>
              <text:p text:style-name="P2">Azure DevOps and Power BI </text:p>
            </text:list-item>
          </text:list>
        </text:list-item>
        <text:list-item>
          <text:p text:style-name="P2">Automation of resource deployments through PowerShell scripts</text:p>
        </text:list-item>
        <text:list-item>
          <text:p text:style-name="P2">Resource Architecture and Services Management </text:p>
          <text:list>
            <text:list-item>
              <text:p text:style-name="P4">VNet, VPN, ExpressRoute, </text:p>
            </text:list-item>
            <text:list-item>
              <text:p text:style-name="P4">Load Balancing, </text:p>
            </text:list-item>
            <text:list-item>
              <text:p text:style-name="P4">Network Security Groups, </text:p>
            </text:list-item>
            <text:list-item>
              <text:p text:style-name="P4">Key Vaults</text:p>
            </text:list-item>
            <text:list-item>
              <text:p text:style-name="P2" loext:marker-style-name="T3"><text:span text:style-name="T5">S</text:span><text:span text:style-name="T3">ervers, clients, app services, </text:span></text:p>
            </text:list-item>
            <text:list-item>
              <text:p text:style-name="P2">Subscription and Billing Management – Cost management and optimization</text:p>
            </text:list-item>
            <text:list-item>
              <text:p text:style-name="P2">ZAP Data Hub deployment and configuration – Reporting, Analytic<text:span text:style-name="T11">s</text:span></text:p>
            </text:list-item>
          </text:list>
        </text:list-item>
      </text:list>
      <text:p text:style-name="Standard" loext:marker-style-name="T6"><text:span text:style-name="T6"/></text:p>
      <text:p text:style-name="Standard" loext:marker-style-name="T6"><text:span text:style-name="T6">On-Premises </text:span></text:p>
      <text:list text:style-name="WWNum2">
        <text:list-item>
          <text:p text:style-name="P5">Windows Server, Linux, MAC and various appliance firmware</text:p>
        </text:list-item>
        <text:list-item>
          <text:p text:style-name="P5">Storage Systems (SAN, NAS, RAID)</text:p>
        </text:list-item>
        <text:list-item>
          <text:p text:style-name="P5">Networking (Routing, Switching, Firewalls, wifi, VPN, Proxies, Load Balancers, etc)</text:p>
        </text:list-item>
        <text:list-item>
          <text:p text:style-name="P5">Virtualization (VMware, Hyper-V, CTRIX, Oracle)</text:p>
        </text:list-item>
        <text:list-item>
          <text:p text:style-name="P5">Backup Management / Disaster recovery</text:p>
        </text:list-item>
        <text:list-item>
          <text:p text:style-name="P5">Encryption and secure protocols</text:p>
        </text:list-item>
        <text:list-item>
          <text:p text:style-name="P5">Audit logging and Monitoring, IDS/IPS</text:p>
        </text:list-item>
        <text:list-item>
          <text:p text:style-name="P5">Group Policy configuration and deployment</text:p>
        </text:list-item>
        <text:list-item>
          <text:p text:style-name="P5">IT Service and Asset Management</text:p>
        </text:list-item>
        <text:list-item>
          <text:p text:style-name="P5">Designing full on-prem infrastructure (redundancy, scalability, and DR plans).</text:p>
        </text:list-item>
        <text:list-item>
          <text:p text:style-name="P5">Integrating on-prem systems with cloud or hybrid setups.<text:span text:style-name="T6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CA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CA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en" style:country-asian="CA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color="#974705" loext:opacity="100%" fo:font-size="16pt" fo:font-weight="bold" style:font-size-asian="16pt" style:font-weight-asian="bold" style:font-size-complex="16pt" style:font-weight-complex="bold"/>
    </style:style>
    <style:style style:name="MT2" style:family="text">
      <style:text-properties fo:color="#0d0d0d" loext:opacity="100%" style:font-name="Calibri" fo:font-size="11.5pt" style:font-size-asian="11.5pt" style:font-name-complex="Calibri1" style:font-size-complex="11.5pt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Jason R McGinn</text:span><text:span text:style-name="MT1"/></text:p>
        <text:p text:style-name="MP1" loext:marker-style-name="MT2"><text:span text:style-name="MT2">Riverview, NB, E1B 3P5</text:span></text:p>
        <text:p text:style-name="MP1"><text:span text:style-name="MT2">506-866-6752, Computing010@gmail.com</text:span>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son McGinn</meta:initial-creator>
    <meta:editing-cycles>20</meta:editing-cycles>
    <meta:creation-date>2025-11-06T14:07:00</meta:creation-date>
    <dc:date>2026-01-06T16:40:45.378044220</dc:date>
    <meta:editing-duration>PT1H51M28S</meta:editing-duration>
    <meta:generator>LibreOffice/24.2.7.2$Linux_X86_64 LibreOffice_project/420$Build-2</meta:generator>
    <meta:document-statistic meta:table-count="0" meta:image-count="0" meta:object-count="0" meta:page-count="1" meta:paragraph-count="37" meta:word-count="240" meta:character-count="1654" meta:non-whitespace-character-count="1470"/>
    <meta:user-defined meta:name="AppVersion">16.0000</meta:user-defined>
    <meta:template xlink:type="simple" xlink:actuate="onRequest" xlink:title="Normal.dotm" xlink:href=""/>
  </office:meta>
</office:document-meta>
</file>